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ahoma2" svg:font-family="Tahoma" style:font-family-generic="swiss"/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21cm" fo:margin-left="0.012cm" fo:margin-right="0.774cm" table:align="margins" style:writing-mode="lr-tb"/>
    </style:style>
    <style:style style:name="Tableau1.A" style:family="table-column">
      <style:table-column-properties style:column-width="8.2cm" style:rel-column-width="35332*"/>
    </style:style>
    <style:style style:name="Tableau1.B" style:family="table-column">
      <style:table-column-properties style:column-width="7.01cm" style:rel-column-width="30203*"/>
    </style:style>
    <style:style style:name="Tableau1.1" style:family="table-row">
      <style:table-row-properties style:min-row-height="3.519cm" style:keep-together="true" fo:keep-together="auto"/>
    </style:style>
    <style:style style:name="Tableau1.A1" style:family="table-cell">
      <style:table-cell-properties fo:padding-left="0.018cm" fo:padding-right="0.018cm" fo:padding-top="0cm" fo:padding-bottom="0cm" fo:border="none"/>
    </style:style>
    <style:style style:name="P1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style:font-name="Arial" fo:font-size="12pt" fo:language="fr" fo:country="FR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style:font-name="Arial" fo:font-size="12pt" fo:language="fr" fo:country="FR" style:letter-kerning="true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style:font-name="Arial"/>
    </style:style>
    <style:style style:name="P4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style:font-name="Times New Roman" fo:font-size="12pt" fo:language="fr" fo:country="FR" style:letter-kerning="true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style:text-autospace="none"/>
      <style:text-properties style:font-name="Arial" fo:font-size="12pt" fo:language="fr" fo:country="FR" style:font-name-asian="Arial" style:font-size-asian="12pt" style:font-name-complex="Arial" style:font-size-complex="12pt"/>
    </style:style>
    <style:style style:name="P6" style:family="paragraph" style:parent-style-name="Standard">
      <style:paragraph-properties style:text-autospace="none">
        <style:tab-stops>
          <style:tab-stop style:position="9.252cm"/>
        </style:tab-stops>
      </style:paragraph-properties>
      <style:text-properties style:font-name="Arial" fo:font-size="12pt" fo:language="fr" fo:country="FR" style:font-name-asian="Arial" style:font-size-asian="12pt" style:font-name-complex="Arial" style:font-size-complex="12pt"/>
    </style:style>
    <style:style style:name="P7" style:family="paragraph" style:parent-style-name="Standard">
      <style:paragraph-properties style:text-autospace="none">
        <style:tab-stops>
          <style:tab-stop style:position="9.252cm"/>
        </style:tab-stops>
      </style:paragraph-properties>
      <style:text-properties style:font-name="Arial" fo:font-size="12pt" fo:language="fr" fo:country="FR" fo:font-weight="bold" style:font-name-asian="Arial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paragraph-properties style:text-autospace="none"/>
      <style:text-properties style:font-name="Arial" fo:font-size="12pt" fo:language="fr" fo:country="FR" fo:font-weight="bold" style:font-name-asian="Arial" style:font-size-asian="12pt" style:font-weight-asian="bold" style:font-name-complex="Arial" style:font-size-complex="12pt" style:font-weight-complex="bold"/>
    </style:style>
    <style:style style:name="P9" style:family="paragraph" style:parent-style-name="Standard">
      <style:paragraph-properties style:text-autospace="none"/>
      <style:text-properties style:font-name="Arial" fo:font-size="12pt" fo:language="fr" fo:country="FR" fo:font-weight="bold" style:letter-kerning="true" style:font-name-asian="Times New Roman" style:font-size-asian="12pt" style:font-weight-asian="bold" style:font-name-complex="Times New Roman" style:font-size-complex="12pt" style:font-weight-complex="bold"/>
    </style:style>
    <style:style style:name="P10" style:family="paragraph" style:parent-style-name="Standard">
      <style:paragraph-properties style:text-autospace="none"/>
      <style:text-properties style:font-name="Arial" fo:font-size="12pt" fo:language="fr" fo:country="FR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Arial" fo:font-size="12pt" fo:language="fr" fo:country="FR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12" style:family="paragraph" style:parent-style-name="Standard">
      <style:paragraph-properties style:text-autospace="none"/>
      <style:text-properties style:font-name="Arial" fo:font-size="12pt" fo:language="fr" fo:country="FR" style:letter-kerning="true" style:font-name-asian="Times New Roman" style:font-size-asian="12pt" style:font-name-complex="Times New Roman" style:font-size-complex="12pt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Arial" fo:font-size="12pt" fo:language="fr" fo:country="FR" style:letter-kerning="true" style:font-name-asian="Times New Roman" style:font-size-asian="12pt" style:font-name-complex="Times New Roman" style:font-size-complex="12pt"/>
    </style:style>
    <style:style style:name="P14" style:family="paragraph" style:parent-style-name="Standard">
      <style:paragraph-properties style:text-autospace="none"/>
      <style:text-properties style:font-name="Arial" fo:font-size="10pt" fo:language="fr" fo:country="FR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" style:family="paragraph" style:parent-style-name="Standard">
      <style:paragraph-properties style:text-autospace="none">
        <style:tab-stops>
          <style:tab-stop style:position="9.252cm"/>
        </style:tab-stops>
      </style:paragraph-properties>
    </style:style>
    <style:style style:name="P16" style:family="paragraph" style:parent-style-name="Standard">
      <style:paragraph-properties style:text-autospace="none">
        <style:tab-stops>
          <style:tab-stop style:position="9.252cm"/>
        </style:tab-stops>
      </style:paragraph-properties>
      <style:text-properties style:font-name="Times New Roman" fo:font-size="12pt" fo:language="fr" fo:country="FR" style:font-name-asian="Times New Roman" style:font-size-asian="12pt" style:font-name-complex="Times New Roman" style:font-size-complex="12pt"/>
    </style:style>
    <style:style style:name="P17" style:family="paragraph" style:parent-style-name="Standard">
      <style:paragraph-properties fo:text-align="justify" style:justify-single-word="false" style:text-autospace="none"/>
      <style:text-properties style:font-name="Times New Roman" fo:font-size="10pt" fo:language="fr" fo:country="FR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8" style:family="paragraph" style:parent-style-name="Standard">
      <style:paragraph-properties style:text-autospace="none"/>
      <style:text-properties style:font-name="Times New Roman" fo:font-size="10pt" fo:language="fr" fo:country="FR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9" style:family="paragraph" style:parent-style-name="Standard">
      <style:paragraph-properties fo:margin-left="7.938cm" fo:margin-right="0cm" fo:text-align="center" style:justify-single-word="false" fo:text-indent="0cm" style:auto-text-indent="false" style:text-autospace="none"/>
    </style:style>
    <style:style style:name="P20" style:family="paragraph" style:parent-style-name="Standard">
      <style:paragraph-properties fo:margin-left="7.938cm" fo:margin-right="0cm" fo:text-align="center" style:justify-single-word="false" fo:text-indent="0cm" style:auto-text-indent="false" style:text-autospace="none"/>
      <style:text-properties style:font-name="Arial" fo:font-size="11pt" fo:language="fr" fo:country="FR" fo:font-style="normal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1" style:family="paragraph" style:parent-style-name="Standard">
      <style:paragraph-properties fo:margin-left="8.229cm" fo:margin-right="0cm" fo:text-align="center" style:justify-single-word="false" fo:text-indent="0cm" style:auto-text-indent="false" style:text-autospace="none"/>
      <style:text-properties style:font-name="Times New Roman" fo:font-size="10pt" fo:language="fr" fo:country="FR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2" style:family="paragraph" style:parent-style-name="Standard">
      <style:paragraph-properties fo:margin-left="8.229cm" fo:margin-right="0cm" fo:text-align="center" style:justify-single-word="false" fo:text-indent="0cm" style:auto-text-indent="false" style:text-autospace="none"/>
      <style:text-properties style:font-name="Arial" fo:font-size="11pt" fo:language="fr" fo:country="FR" fo:font-style="normal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3" style:family="paragraph" style:parent-style-name="Standard">
      <style:paragraph-properties fo:margin-left="8.229cm" fo:margin-right="0cm" fo:margin-top="0.176cm" fo:margin-bottom="0cm" fo:text-align="center" style:justify-single-word="false" fo:text-indent="0cm" style:auto-text-indent="false" style:text-autospace="none"/>
    </style:style>
    <style:style style:name="P24" style:family="paragraph" style:parent-style-name="Standard" style:master-page-name="Standard">
      <style:paragraph-properties style:page-number="auto" style:text-autospace="ideograph-alpha" style:writing-mode="lr-tb">
        <style:tab-stops>
          <style:tab-stop style:position="9.502cm"/>
        </style:tab-stops>
      </style:paragraph-properties>
      <style:text-properties style:font-name="Arial" fo:font-size="12pt" fo:language="fr" fo:country="FR" fo:font-style="normal" fo:font-weight="normal" style:font-name-asian="Arial" style:font-size-asian="12pt" style:font-name-complex="Arial" style:font-size-complex="12pt"/>
    </style:style>
    <style:style style:name="P25" style:family="paragraph" style:parent-style-name="Standard">
      <style:paragraph-properties style:text-autospace="none" style:writing-mode="lr-tb">
        <style:tab-stops>
          <style:tab-stop style:position="9.502cm"/>
        </style:tab-stops>
      </style:paragraph-properties>
      <style:text-properties style:font-name="Arial" fo:font-size="12pt" fo:language="fr" fo:country="FR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6" style:family="paragraph" style:parent-style-name="Standard">
      <style:paragraph-properties style:text-autospace="none">
        <style:tab-stops>
          <style:tab-stop style:position="9.252cm"/>
        </style:tab-stops>
      </style:paragraph-properties>
      <style:text-properties style:font-name="Arial" fo:font-size="12pt" fo:language="fr" fo:country="FR" style:font-name-asian="Arial" style:font-size-asian="12pt" style:font-name-complex="Arial" style:font-size-complex="12pt"/>
    </style:style>
    <style:style style:name="P27" style:family="paragraph" style:parent-style-name="Standard">
      <style:paragraph-properties style:text-autospace="none"/>
      <style:text-properties style:font-name="Arial" fo:font-size="12pt" fo:language="fr" fo:country="FR" style:font-name-asian="Arial" style:font-size-asian="12pt" style:font-name-complex="Arial" style:font-size-complex="12pt"/>
    </style:style>
    <style:style style:name="P28" style:family="paragraph" style:parent-style-name="Standard">
      <style:paragraph-properties style:text-autospace="none">
        <style:tab-stops>
          <style:tab-stop style:position="9.252cm"/>
        </style:tab-stops>
      </style:paragraph-properties>
      <style:text-properties style:font-name="Arial" fo:font-size="12pt" style:font-size-asian="12pt" style:font-size-complex="12pt"/>
    </style:style>
    <style:style style:name="P29" style:family="paragraph" style:parent-style-name="Standard">
      <style:paragraph-properties fo:margin-left="1.249cm" fo:margin-right="0cm" fo:text-indent="0cm" style:auto-text-indent="false" style:text-autospace="none"/>
      <style:text-properties style:font-name="Arial" fo:font-size="12pt" fo:language="fr" fo:country="FR" fo:font-style="italic" fo:font-weight="bold" style:letter-kerning="true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30" style:family="paragraph" style:parent-style-name="Standard">
      <style:paragraph-properties fo:margin-left="1.249cm" fo:margin-right="0cm" fo:text-indent="0cm" style:auto-text-indent="false" style:text-autospace="none"/>
      <style:text-properties style:font-name="Arial" fo:font-size="12pt" fo:language="fr" fo:country="FR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31" style:family="paragraph" style:parent-style-name="Standard">
      <style:paragraph-properties fo:margin-left="1.249cm" fo:margin-right="0cm" fo:text-indent="0cm" style:auto-text-indent="false" style:text-autospace="none"/>
      <style:text-properties style:font-name="Arial" fo:font-size="12pt" fo:language="fr" fo:country="FR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2" style:family="paragraph" style:parent-style-name="Text_20_body">
      <style:paragraph-properties>
        <style:tab-stops>
          <style:tab-stop style:position="9.252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style:text-autospace="none">
        <style:tab-stops>
          <style:tab-stop style:position="9.252cm"/>
        </style:tab-stops>
      </style:paragraph-properties>
      <style:text-properties style:font-name="Arial" fo:font-size="12pt" fo:language="fr" fo:country="FR" fo:font-weight="bold" style:font-name-asian="Arial" style:font-size-asian="12pt" style:font-weight-asian="bold" style:font-name-complex="Arial" style:font-size-complex="12pt" style:font-weight-complex="bold"/>
    </style:style>
    <style:style style:name="T1" style:family="text">
      <style:text-properties style:font-name="Arial" fo:font-size="12pt" fo:language="fr" fo:country="FR" style:font-name-asian="Arial" style:font-size-asian="12pt" style:font-name-complex="Arial" style:font-size-complex="12pt"/>
    </style:style>
    <style:style style:name="T2" style:family="text">
      <style:text-properties style:font-name="Arial" fo:font-size="12pt" fo:language="fr" fo:country="FR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3" style:family="text">
      <style:text-properties style:font-name="Arial" fo:font-size="12pt" fo:language="fr" fo:country="FR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style:font-name="Arial" fo:font-size="10pt" fo:language="fr" fo:country="FR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style:font-name="Arial" fo:font-size="11pt" fo:language="fr" fo:country="FR" fo:font-style="normal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style:font-name="Arial" fo:font-style="normal" fo:font-weight="normal"/>
    </style:style>
    <style:style style:name="T7" style:family="text">
      <style:text-properties style:font-name="Times New Roman" fo:font-size="12pt" fo:language="fr" fo:country="FR" style:font-name-asian="Times New Roman" style:font-size-asian="12pt" style:font-name-complex="Times New Roman" style:font-size-complex="12pt"/>
    </style:style>
    <style:style style:name="T8" style:family="text">
      <style:text-properties style:font-name="Times New Roman" fo:font-size="10pt" fo:language="fr" fo:country="FR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9" style:family="text">
      <style:text-properties style:font-name="Times New Roman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T10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1" style:family="text">
      <style:text-properties style:font-name="Times New Roman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T12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6" style:family="text">
      <style:text-properties fo:language="fr" fo:country="FR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7" style:family="text">
      <style:text-properties fo:language="fr" fo:country="FR" style:font-name-asian="Arial" style:font-name-complex="Arial"/>
    </style:style>
    <style:style style:name="T18" style:family="text">
      <style:text-properties fo:language="fr" fo:country="FR" style:font-name-asian="Times New Roman" style:font-name-complex="Times New Roman"/>
    </style:style>
    <style:style style:name="T19" style:family="text">
      <style:text-properties style:font-name-asian="Times New Roman" style:font-style-asian="normal" style:font-weight-asian="normal" style:font-name-complex="Times New Roman" style:font-style-complex="normal" style:font-weight-complex="normal"/>
    </style:style>
    <style:style style:name="T20" style:family="text">
      <style:text-properties style:font-name="Arial"/>
    </style:style>
    <style:style style:name="T21" style:family="text">
      <style:text-properties style:font-name="Arial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matricule" text:name="dossier_matricule"/>
        <text:user-field-decl office:value-type="string" office:string-value="dossierpcg66_user_nom_complet" text:name="dossierpcg66_user_nom_complet"/>
        <text:user-field-decl office:value-type="string" office:string-value="qual" text:name="personne_qual"/>
        <text:user-field-decl office:value-type="string" office:string-value="nom" text:name="personne_nom"/>
        <text:user-field-decl office:value-type="string" office:string-value="prenom" text:name="personne_prenom"/>
        <text:user-field-decl office:value-type="string" office:string-value="numvoie" text:name="adresse_numvoie"/>
        <text:user-field-decl office:value-type="string" office:string-value="typevoie" text:name="adresse_libtypevoie"/>
        <text:user-field-decl office:value-type="string" office:string-value="nomvoie" text:name="adresse_nomvoie"/>
        <text:user-field-decl office:value-type="string" office:string-value="complideadr" text:name="adresse_complideadr"/>
        <text:user-field-decl office:value-type="string" office:string-value="compladr" text:name="adresse_compladr"/>
        <text:user-field-decl office:value-type="string" office:string-value="codepos" text:name="adresse_codepos"/>
        <text:user-field-decl office:value-type="string" office:string-value="locaadr" text:name="adresse_nomcom"/>
        <text:user-field-decl office:value-type="string" office:string-value="piecemodeletypecourrierpcg66_name" text:name="piecemodeletypecourrierpcg66_name"/>
      </text:user-field-decls>
      <text:p text:style-name="P24"><text:span text:style-name="T15"><text:s text:c="70"/></text:span><text:span text:style-name="T19">Perpignan, </text:span><text:span text:style-name="T19"><text:date style:data-style-name="N76" text:date-value="2012-07-17T14:54:19.97">17 juillet 2012</text:date>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Direction des Politiques Sociales</text:p>
            <text:p text:style-name="P5">Cellule de Gestion de l'Allocation rSa</text:p>
            <text:p text:style-name="P5">25 Rue Petite la Monnaie</text:p>
            <text:p text:style-name="P5">66  <text:s/>000 PERPIGNAN</text:p>
            <text:p text:style-name="P28"><text:span text:style-name="T17">Suivi Par  <text:s/>: </text:span><text:span text:style-name="T18"><text:user-field-get text:name="dossierpcg66_user_nom_complet">dossierpcg66_user_nom_complet</text:user-field-get></text:span></text:p>
            <text:p text:style-name="P5">Tél : 04.68.854.854</text:p>
          </table:table-cell>
          <table:table-cell table:style-name="Tableau1.A1" office:value-type="string">
            <text:p text:style-name="P32"><text:user-field-get text:name="personne_qual">qual</text:user-field-get> <text:user-field-get text:name="personne_nom">nom</text:user-field-get> <text:user-field-get text:name="personne_prenom">prenom</text:user-field-get></text:p>
            <text:p text:style-name="P32"><text:user-field-get text:name="adresse_numvoie">numvoie</text:user-field-get> <text:user-field-get text:name="adresse_libtypevoie">typevoie</text:user-field-get> <text:user-field-get text:name="adresse_nomvoie">nomvoie</text:user-field-get></text:p>
            <text:p text:style-name="P32"><text:user-field-get text:name="adresse_complideadr">complideadr</text:user-field-get></text:p>
            <text:p text:style-name="P32"><text:user-field-get text:name="adresse_compladr">compladr</text:user-field-get></text:p>
            <text:p text:style-name="P33"><text:user-field-get text:name="adresse_codepos">codepos</text:user-field-get> <text:user-field-get text:name="adresse_nomcom">locaadr</text:user-field-get></text:p>
          </table:table-cell>
        </table:table-row>
      </table:table>
      <text:p text:style-name="P25"><text:span text:style-name="T13">Référence : </text:span><text:span text:style-name="T14"><text:user-field-get text:name="dossier_matricule">matricule</text:user-field-get></text:span></text:p>
      <text:p text:style-name="P17"/>
      <text:p text:style-name="P11">Objet : demande de rSa / ressortissant européen</text:p>
      <text:p text:style-name="P18"/>
      <text:p text:style-name="P18"/>
      <text:p text:style-name="P1"><text:span text:style-name="T20"><text:user-field-get text:name="personne_qual">qual</text:user-field-get></text:span>,</text:p>
      <text:p text:style-name="P4"/>
      <text:p text:style-name="P2">Vous avez déposé un dossier de demande d'allocation rSa.</text:p>
      <text:p text:style-name="P12"/>
      <text:p text:style-name="P13"><text:tab/>Afin de nous permettre d'examiner votre dossier, à ce jour incomplet, vous voudrez bien nous faire parvenir pour vous même et votre conjoint (ou concubin, partenaire lié par un Pacte Civil de Solidarité, les documents suivants  <text:s/>:</text:p>
      <text:p text:style-name="P31"/>
      <text:section text:style-name="Sect1" text:name="Piecesmanquantes">
        <text:p text:style-name="P30"><text:user-field-get text:name="piecemodeletypecourrierpcg66_name">piecemodeletypecourrierpcg66_name</text:user-field-get></text:p>
      </text:section>
      <text:p text:style-name="P29"/>
      <text:p text:style-name="P12"><text:tab/></text:p>
      <text:p text:style-name="P13"><text:tab/>Dans l'attente, votre demande est ajournée, aussi nous vous invitons à nous transmettre ces pièces dans les plus brefs délais. </text:p>
      <text:p text:style-name="P12"/>
      <text:p text:style-name="P13"><text:tab/>Sans réponse de votre part dans un délai de 3 mois votre demande serait rejetée.</text:p>
      <text:p text:style-name="P2"/>
      <text:p text:style-name="P3"/>
      <text:p text:style-name="P10"><text:s/><text:tab/>Je vous prie d'agréer, <text:span text:style-name="T20"><text:user-field-get text:name="personne_qual">qual</text:user-field-get></text:span>, l’expression de mes sincères salutations.</text:p>
      <text:p text:style-name="P14"><text:s text:c="15"/></text:p>
      <text:p text:style-name="P14"/>
      <text:p text:style-name="P14"/>
      <text:p text:style-name="P19"><text:span text:style-name="T4"><text:s/></text:span><text:span text:style-name="T5">Pour la Présidente du Conseil Général </text:span></text:p>
      <text:p text:style-name="P20">et Par Délégation</text:p>
      <text:p text:style-name="P22">Le Directeur des Politiques Sociales</text:p>
      <text:p text:style-name="P21"/>
      <text:p text:style-name="P10"/>
      <text:p text:style-name="P23"><text:span text:style-name="T3"><text:s text:c="91"/></text:span><text:span text:style-name="T5">Françoise ILLES</text:span>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ahoma2" svg:font-family="Tahoma" style:font-family-generic="swiss"/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fo:language="fr" fo:country="FR" style:language-asian="fr" style:country-asian="FR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name-complex="Tahoma2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5.001cm" fo:margin-bottom="1.501cm" fo:margin-left="2.501cm" fo:margin-right="2.501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T</meta:initial-creator>
    <meta:creation-date>2009-07-22T17:01:00</meta:creation-date>
    <dc:date>2012-07-17T14:54:19.91</dc:date>
    <meta:generator>LibreOffice/3.4$Win32 LibreOffice_project/340m1$Build-502</meta:generator>
    <meta:editing-duration>PT1H42M19S</meta:editing-duration>
    <meta:editing-cycles>29</meta:editing-cycles>
    <dc:creator>Florent DUBOIS</dc:creator>
    <meta:document-statistic meta:table-count="1" meta:image-count="0" meta:object-count="0" meta:page-count="1" meta:paragraph-count="27" meta:word-count="159" meta:character-count="1233" meta:non-whitespace-character-count="907"/>
  </office:meta>
</office:document-meta>
</file>